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color="#ff0000" fo:font-size="16pt" style:font-size-asian="16pt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5" style:family="paragraph" style:parent-style-name="Standard">
      <style:paragraph-properties fo:margin-left="0cm" fo:margin-right="0cm" fo:text-indent="1.249cm" style:auto-text-indent="false"/>
      <style:text-properties fo:font-size="16pt" officeooo:rsid="00201211" officeooo:paragraph-rsid="00201211" style:font-size-asian="16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font-size="16pt" officeooo:rsid="0024245f" officeooo:paragraph-rsid="0024245f" style:font-size-asian="16pt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font-size="16pt" officeooo:rsid="00255b51" officeooo:paragraph-rsid="00255b51" style:font-size-asian="1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1ee491" style:font-size-asian="16pt"/>
    </style:style>
    <style:style style:name="T4" style:family="text">
      <style:text-properties fo:font-size="16pt" officeooo:rsid="00201079" style:font-size-asian="16pt"/>
    </style:style>
    <style:style style:name="T5" style:family="text">
      <style:text-properties fo:font-size="16pt" officeooo:rsid="00201211" style:font-size-asian="16pt"/>
    </style:style>
    <style:style style:name="T6" style:family="text">
      <style:text-properties fo:font-size="16pt" officeooo:rsid="0024245f" style:font-size-asian="16pt"/>
    </style:style>
    <style:style style:name="T7" style:family="text">
      <style:text-properties fo:font-size="16pt" officeooo:rsid="00255b51" style:font-size-asian="16pt"/>
    </style:style>
    <style:style style:name="T8" style:family="text">
      <style:text-properties officeooo:rsid="0024245f"/>
    </style:style>
    <style:style style:name="T9" style:family="text">
      <style:text-properties officeooo:rsid="00255b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COTTIN</text:span><text:span text:style-name="T2"><text:tab/><text:tab/><text:tab/><text:tab/><text:tab/><text:tab/><text:tab/><text:tab/><text:tab/></text:span><text:span text:style-name="T7">20</text:span><text:span text:style-name="T3">-</text:span><text:span text:style-name="T4">06-2018</text:span><text:span text:style-name="T2"><text:line-break/></text:span><text:span text:style-name="T4">Yohan</text:span><text:span text:style-name="T2"><text:tab/><text:tab/><text:tab/><text:tab/><text:tab/><text:tab/><text:tab/><text:tab/><text:tab/>Semaine </text:span><text:span text:style-name="T5">25</text:span></text:p>
      <text:p text:style-name="P4">Suivi de Projet – Projet Arcanor</text:p>
      <text:p text:style-name="P4"/>
      <text:p text:style-name="P2"/>
      <text:p text:style-name="P3">Résumé :</text:p>
      <text:p text:style-name="P5">-<text:span text:style-name="T9">Création d’une fonction de sauvegarde dans Game</text:span></text:p>
      <text:p text:style-name="P7">-Co<text:span text:style-name="T9">dage de LoadMenu, Arcanor</text:span></text:p>
      <text:p text:style-name="P8">-Ajout de vérifications dans getPiece(int x, int y) dans Board</text:p>
      <text:p text:style-name="P8">-Corrections mineures dans Param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loext:graphic-properties draw:fill="solid" draw:fill-color="#d9d9d9"/>
      <style:paragraph-properties fo:margin-top="0cm" fo:margin-bottom="0cm" loext:contextual-spacing="false" fo:line-height="100%" fo:text-align="start" style:justify-single-word="false" fo:orphans="2" fo:widows="2" fo:background-color="#d9d9d9" fo:padding-left="0.141cm" fo:padding-right="0.141cm" fo:padding-top="0.035cm" fo:padding-bottom="0.035cm" fo:border="0.51pt solid #00000a" style:writing-mode="lr-tb"/>
      <style:text-properties fo:color="#548dd4" style:font-name="Courier New" fo:font-family="'Courier New'" style:font-family-generic="roman" style:font-pitch="variable"/>
    </style:style>
    <style:style style:name="Horizontal_20_Line" style:display-name="Horizontal Line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1</text:page-number></text:span> / <text:span text:style-name="MT1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fficejvG2</meta:initial-creator>
    <meta:editing-cycles>11</meta:editing-cycles>
    <meta:print-date>2018-05-24T06:58:00</meta:print-date>
    <meta:creation-date>2018-05-24T06:16:00</meta:creation-date>
    <dc:date>2018-06-20T17:41:29.255080518</dc:date>
    <meta:editing-duration>PT56M39S</meta:editing-duration>
    <meta:generator>LibreOffice/5.3.6.1$Linux_X86_64 LibreOffice_project/30$Build-1</meta:generator>
    <meta:document-statistic meta:table-count="0" meta:image-count="0" meta:object-count="0" meta:page-count="1" meta:paragraph-count="8" meta:word-count="41" meta:character-count="274" meta:non-whitespace-character-count="2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